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038d" officeooo:paragraph-rsid="0000038d"/>
    </style:style>
    <style:style style:name="P2" style:family="paragraph" style:parent-style-name="Standard">
      <style:text-properties officeooo:rsid="00003b5f" officeooo:paragraph-rsid="00003b5f"/>
    </style:style>
    <style:style style:name="P3" style:family="paragraph" style:parent-style-name="Standard">
      <style:text-properties officeooo:rsid="00003b5f" officeooo:paragraph-rsid="00003b5f"/>
    </style:style>
    <style:style style:name="P4" style:family="paragraph" style:parent-style-name="Standard">
      <style:text-properties officeooo:rsid="0000038d" officeooo:paragraph-rsid="00017ed7"/>
    </style:style>
    <style:style style:name="P5" style:family="paragraph" style:parent-style-name="Standard">
      <style:text-properties officeooo:rsid="0000038d" officeooo:paragraph-rsid="0000038d"/>
    </style:style>
    <style:style style:name="P6" style:family="paragraph" style:parent-style-name="Standard">
      <style:text-properties fo:font-weight="bold" officeooo:rsid="0000038d" officeooo:paragraph-rsid="00017ed7" style:font-weight-asian="bold" style:font-weight-complex="bold"/>
    </style:style>
    <style:style style:name="P7" style:family="paragraph" style:parent-style-name="Standard">
      <style:text-properties fo:font-weight="bold" officeooo:rsid="0000038d" officeooo:paragraph-rsid="0000038d" style:font-weight-asian="bold" style:font-weight-complex="bold"/>
    </style:style>
    <style:style style:name="T1" style:family="text">
      <style:text-properties officeooo:rsid="00017e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</text:span>olid <text:span text:style-name="T1">medium for growing bacteria</text:span></text:p>
      <text:p text:style-name="P1"/>
      <text:p text:style-name="P4">250ml water<text:tab/><text:tab/> <text:s text:c="12"/></text:p>
      <text:p text:style-name="P4">3g agar<text:tab/><text:tab/><text:tab/><text:tab/><text:tab/><text:tab/></text:p>
      <text:p text:style-name="P1">6g sea salt<text:tab/><text:tab/><text:tab/><text:tab/><text:tab/></text:p>
      <text:p text:style-name="P1">0.5g ground chalk</text:p>
      <text:p text:style-name="P1">3g dry yeast <text:span text:style-name="T1">from a supermarket</text:span></text:p>
      <text:p text:style-name="P4">2g corn starch<text:tab/><text:tab/><text:tab/><text:tab/></text:p>
      <text:p text:style-name="P4">2g sweet potato starch<text:tab/><text:tab/></text:p>
      <text:p text:style-name="P1">2g glycerine</text:p>
      <text:p text:style-name="P1">2g lactose peptone for blue color</text:p>
      <text:p text:style-name="P1"/>
      <text:p text:style-name="P6"><text:span text:style-name="T1">L</text:span>iquid <text:span text:style-name="T1">medium for painting</text:span></text:p>
      <text:p text:style-name="P6"/>
      <text:p text:style-name="P4">300ml water<text:tab/></text:p>
      <text:p text:style-name="P4">1g agar</text:p>
      <text:p text:style-name="P4">6g sea salt<text:tab/><text:tab/><text:tab/><text:tab/><text:tab/></text:p>
      <text:p text:style-name="P4">0.5g ground chalk</text:p>
      <text:p text:style-name="P4">3g dry yeast <text:span text:style-name="T1">from a supermarket</text:span></text:p>
      <text:p text:style-name="P4">2,5<text:span text:style-name="T1">g</text:span> corn starch<text:tab/><text:tab/><text:tab/><text:tab/></text:p>
      <text:p text:style-name="P4">2,5g sweet potato starch<text:tab/><text:tab/></text:p>
      <text:p text:style-name="P4">2g glycerine</text:p>
      <text:p text:style-name="P4">2g lactose peptone for blue col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3:06:22.957000000</meta:creation-date>
    <dc:date>2017-03-17T22:22:31.055000000</dc:date>
    <meta:editing-duration>PT22M11S</meta:editing-duration>
    <meta:editing-cycles>3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20" meta:word-count="71" meta:character-count="423" meta:non-whitespace-character-count="328"/>
  </office:meta>
</office:document-meta>
</file>